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5" style:family="graphic" style:parent-style-name="standard">
      <style:graphic-properties svg:stroke-color="#168253" draw:fill-color="#77bc65" draw:textarea-horizontal-align="justify" draw:textarea-vertical-align="middle" draw:auto-grow-height="false" fo:min-height="0.575cm" fo:min-width="0.676cm"/>
      <style:paragraph-properties style:writing-mode="lr-tb"/>
    </style:style>
    <style:style style:name="gr6" style:family="graphic" style:parent-style-name="standard">
      <style:graphic-properties svg:stroke-color="#168253" draw:fill-color="#77bc65" draw:textarea-horizontal-align="justify" draw:textarea-vertical-align="middle" draw:auto-grow-height="false" fo:min-height="0.617cm" fo:min-width="1.851cm"/>
      <style:paragraph-properties style:writing-mode="lr-tb"/>
    </style:style>
    <style:style style:name="gr7" style:family="graphic" style:parent-style-name="standard">
      <style:graphic-properties svg:stroke-color="#168253" draw:fill-color="#77bc65" draw:textarea-horizontal-align="justify" draw:textarea-vertical-align="middle" draw:auto-grow-height="false" fo:min-height="0.57cm" fo:min-width="1.889cm"/>
      <style:paragraph-properties style:writing-mode="lr-tb"/>
    </style:style>
    <style:style style:name="gr8" style:family="graphic" style:parent-style-name="standard">
      <style:graphic-properties svg:stroke-color="#168253" draw:fill-color="#77bc65" draw:textarea-horizontal-align="justify" draw:textarea-vertical-align="middle" draw:auto-grow-height="false" fo:min-height="0.619cm" fo:min-width="1.852cm"/>
      <style:paragraph-properties style:writing-mode="lr-tb"/>
    </style:style>
    <style:style style:name="gr9" style:family="graphic" style:parent-style-name="standard">
      <style:graphic-properties svg:stroke-color="#168253" draw:fill-color="#77bc65" draw:textarea-horizontal-align="justify" draw:textarea-vertical-align="middle" draw:auto-grow-height="false" fo:min-height="0.5cm" fo:min-width="0.676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0.575cm" fo:min-width="0.913cm"/>
      <style:paragraph-properties style:writing-mode="lr-tb"/>
    </style:style>
    <style:style style:name="gr13" style:family="graphic" style:parent-style-name="standard">
      <style:graphic-properties svg:stroke-color="#3465a4" draw:fill-color="#729fcf" draw:textarea-horizontal-align="justify" draw:textarea-vertical-align="middle" draw:auto-grow-height="false" fo:min-height="0.575cm" fo:min-width="0.805cm"/>
      <style:paragraph-properties style:writing-mode="lr-tb"/>
    </style:style>
    <style:style style:name="gr14" style:family="graphic" style:parent-style-name="standard">
      <style:graphic-properties svg:stroke-color="#3465a4" draw:fill-color="#729fcf" draw:textarea-horizontal-align="justify" draw:textarea-vertical-align="middle" draw:auto-grow-height="false" fo:min-height="0.575cm" fo:min-width="0.676cm"/>
      <style:paragraph-properties style:writing-mode="lr-tb"/>
    </style:style>
    <style:style style:name="gr15" style:family="graphic" style:parent-style-name="standard">
      <style:graphic-properties svg:stroke-color="#3465a4" draw:fill-color="#729fcf" draw:textarea-horizontal-align="justify" draw:textarea-vertical-align="middle" draw:auto-grow-height="false" fo:min-height="0.575cm" fo:min-width="2.324cm"/>
      <style:paragraph-properties style:writing-mode="lr-tb"/>
    </style:style>
    <style:style style:name="gr16" style:family="graphic" style:parent-style-name="standard">
      <style:graphic-properties svg:stroke-color="#168253" draw:fill-color="#77bc65" draw:textarea-horizontal-align="justify" draw:textarea-vertical-align="middle" draw:auto-grow-height="false" fo:min-height="0.5cm" fo:min-width="0.20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77bc65"/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0.348cm" svg:height="0.35cm" svg:x="16.172cm" svg:y="7.6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2" draw:text-style-name="P2" draw:layer="layout" svg:x1="7.909cm" svg:y1="7.442cm" svg:x2="7.909cm" svg:y2="5.426cm">
            <text:p/>
          </draw:line>
          <draw:line draw:style-name="gr2" draw:text-style-name="P2" draw:layer="layout" svg:x1="7.909cm" svg:y1="7.442cm" svg:x2="7.909cm" svg:y2="5.426cm">
            <text:p/>
          </draw:line>
          <draw:line draw:style-name="gr2" draw:text-style-name="P2" draw:layer="layout" svg:x1="8.81cm" svg:y1="7.442cm" svg:x2="8.81cm" svg:y2="5.426cm">
            <text:p/>
          </draw:line>
          <draw:line draw:style-name="gr2" draw:text-style-name="P2" draw:layer="layout" svg:x1="10.029cm" svg:y1="6.449cm" svg:x2="8.806cm" svg:y2="6.433cm">
            <text:p/>
          </draw:line>
          <draw:line draw:style-name="gr2" draw:text-style-name="P2" draw:layer="layout" svg:x1="7.928cm" svg:y1="6.449cm" svg:x2="6.705cm" svg:y2="6.433cm">
            <text:p/>
          </draw:line>
        </draw:g>
        <draw:g xml:id="id5" draw:id="id5">
          <draw:line draw:style-name="gr2" draw:text-style-name="P2" draw:layer="layout" svg:x1="12.928cm" svg:y1="10.198cm" svg:x2="12.423cm" svg:y2="10.002cm">
            <text:p/>
          </draw:line>
          <draw:line draw:style-name="gr2" draw:text-style-name="P2" draw:layer="layout" svg:x1="13.414cm" svg:y1="9.577cm" svg:x2="12.424cm" svg:y2="10.005cm">
            <text:p/>
          </draw:line>
          <draw:line draw:style-name="gr2" draw:text-style-name="P2" draw:layer="layout" svg:x1="13.434cm" svg:y1="8.753cm" svg:x2="12.407cm" svg:y2="8.341cm">
            <text:p/>
          </draw:line>
          <draw:line draw:style-name="gr2" draw:text-style-name="P2" draw:layer="layout" svg:x1="13.438cm" svg:y1="9.597cm" svg:x2="12.411cm" svg:y2="9.185cm">
            <text:p/>
          </draw:line>
          <draw:line draw:style-name="gr2" draw:text-style-name="P2" draw:layer="layout" svg:x1="13.427cm" svg:y1="8.736cm" svg:x2="12.437cm" svg:y2="9.164cm">
            <text:p/>
          </draw:line>
          <draw:line draw:style-name="gr2" draw:text-style-name="P2" draw:layer="layout" svg:x1="13.391cm" svg:y1="7.902cm" svg:x2="12.401cm" svg:y2="8.33cm">
            <text:p/>
          </draw:line>
          <draw:line draw:style-name="gr2" draw:text-style-name="P2" draw:layer="layout" svg:x1="13.342cm" svg:y1="7.91cm" svg:x2="12.837cm" svg:y2="7.714cm">
            <text:p/>
          </draw:line>
        </draw:g>
        <draw:g xml:id="id6" draw:id="id6">
          <draw:glue-point draw:id="4" svg:x="-4.828cm" svg:y="-2.346cm"/>
          <draw:glue-point draw:id="5" svg:x="-4.828cm" svg:y="2.296cm"/>
          <draw:custom-shape draw:style-name="gr3" draw:text-style-name="P3" draw:layer="layout" svg:width="2.796cm" svg:height="2.563cm" draw:transform="rotate (1.5707963267949) translate (16.09cm 8.42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4" draw:text-style-name="P4" draw:layer="layout" svg:width="0.875cm" svg:height="2.384cm" svg:x="16.077cm" svg:y="5.897cm">
            <draw:text-box>
              <text:p>+</text:p>
              <text:p/>
              <text:p>-</text:p>
            </draw:text-box>
          </draw:frame>
        </draw:g>
        <draw:g xml:id="id9" draw:id="id9">
          <draw:line draw:style-name="gr2" draw:text-style-name="P2" draw:layer="layout" svg:x1="16.24cm" svg:y1="9.554cm" svg:x2="16.422cm" svg:y2="9.058cm">
            <text:p/>
          </draw:line>
          <draw:line draw:style-name="gr2" draw:text-style-name="P2" draw:layer="layout" svg:x1="16.8cm" svg:y1="10.068cm" svg:x2="16.418cm" svg:y2="9.059cm">
            <text:p/>
          </draw:line>
          <draw:line draw:style-name="gr2" draw:text-style-name="P2" draw:layer="layout" svg:x1="17.548cm" svg:y1="10.125cm" svg:x2="17.93cm" svg:y2="9.116cm">
            <text:p/>
          </draw:line>
          <draw:line draw:style-name="gr2" draw:text-style-name="P2" draw:layer="layout" svg:x1="16.781cm" svg:y1="10.092cm" svg:x2="17.163cm" svg:y2="9.083cm">
            <text:p/>
          </draw:line>
          <draw:line draw:style-name="gr2" draw:text-style-name="P2" draw:layer="layout" svg:x1="17.564cm" svg:y1="10.119cm" svg:x2="17.182cm" svg:y2="9.11cm">
            <text:p/>
          </draw:line>
          <draw:line draw:style-name="gr2" draw:text-style-name="P2" draw:layer="layout" svg:x1="18.321cm" svg:y1="10.12cm" svg:x2="17.939cm" svg:y2="9.111cm">
            <text:p/>
          </draw:line>
          <draw:line draw:style-name="gr2" draw:text-style-name="P2" draw:layer="layout" svg:x1="18.314cm" svg:y1="10.07cm" svg:x2="18.496cm" svg:y2="9.574cm">
            <text:p/>
          </draw:line>
        </draw:g>
        <draw:g xml:id="id10" draw:id="id10">
          <draw:line draw:style-name="gr2" draw:text-style-name="P2" draw:layer="layout" svg:x1="15.329cm" svg:y1="13.898cm" svg:x2="14.824cm" svg:y2="13.702cm">
            <text:p/>
          </draw:line>
          <draw:line draw:style-name="gr2" draw:text-style-name="P2" draw:layer="layout" svg:x1="15.815cm" svg:y1="13.277cm" svg:x2="14.825cm" svg:y2="13.705cm">
            <text:p/>
          </draw:line>
          <draw:line draw:style-name="gr2" draw:text-style-name="P2" draw:layer="layout" svg:x1="15.835cm" svg:y1="12.453cm" svg:x2="14.808cm" svg:y2="12.041cm">
            <text:p/>
          </draw:line>
          <draw:line draw:style-name="gr2" draw:text-style-name="P2" draw:layer="layout" svg:x1="15.839cm" svg:y1="13.297cm" svg:x2="14.812cm" svg:y2="12.885cm">
            <text:p/>
          </draw:line>
          <draw:line draw:style-name="gr2" draw:text-style-name="P2" draw:layer="layout" svg:x1="15.828cm" svg:y1="12.436cm" svg:x2="14.838cm" svg:y2="12.864cm">
            <text:p/>
          </draw:line>
          <draw:line draw:style-name="gr2" draw:text-style-name="P2" draw:layer="layout" svg:x1="15.792cm" svg:y1="11.602cm" svg:x2="14.802cm" svg:y2="12.03cm">
            <text:p/>
          </draw:line>
          <draw:line draw:style-name="gr2" draw:text-style-name="P2" draw:layer="layout" svg:x1="15.743cm" svg:y1="11.61cm" svg:x2="15.238cm" svg:y2="11.414cm">
            <text:p/>
          </draw:line>
        </draw:g>
        <draw:g xml:id="id12" draw:id="id12">
          <draw:line draw:style-name="gr2" draw:text-style-name="P2" draw:layer="layout" svg:x1="21.34cm" svg:y1="7.155cm" svg:x2="21.522cm" svg:y2="6.659cm">
            <text:p/>
          </draw:line>
          <draw:line draw:style-name="gr2" draw:text-style-name="P2" draw:layer="layout" svg:x1="21.9cm" svg:y1="7.669cm" svg:x2="21.518cm" svg:y2="6.66cm">
            <text:p/>
          </draw:line>
          <draw:line draw:style-name="gr2" draw:text-style-name="P2" draw:layer="layout" svg:x1="22.648cm" svg:y1="7.726cm" svg:x2="23.03cm" svg:y2="6.717cm">
            <text:p/>
          </draw:line>
          <draw:line draw:style-name="gr2" draw:text-style-name="P2" draw:layer="layout" svg:x1="21.881cm" svg:y1="7.693cm" svg:x2="22.263cm" svg:y2="6.684cm">
            <text:p/>
          </draw:line>
          <draw:line draw:style-name="gr2" draw:text-style-name="P2" draw:layer="layout" svg:x1="22.664cm" svg:y1="7.72cm" svg:x2="22.282cm" svg:y2="6.711cm">
            <text:p/>
          </draw:line>
          <draw:line draw:style-name="gr2" draw:text-style-name="P2" draw:layer="layout" svg:x1="23.421cm" svg:y1="7.721cm" svg:x2="23.039cm" svg:y2="6.712cm">
            <text:p/>
          </draw:line>
          <draw:line draw:style-name="gr2" draw:text-style-name="P2" draw:layer="layout" svg:x1="23.414cm" svg:y1="7.671cm" svg:x2="23.596cm" svg:y2="7.175cm">
            <text:p/>
          </draw:line>
        </draw:g>
        <draw:g xml:id="id14" draw:id="id14">
          <draw:line draw:style-name="gr2" draw:text-style-name="P2" draw:layer="layout" svg:x1="23.96cm" svg:y1="11.274cm" svg:x2="25.976cm" svg:y2="11.274cm">
            <text:p/>
          </draw:line>
          <draw:line draw:style-name="gr2" draw:text-style-name="P2" draw:layer="layout" svg:x1="23.96cm" svg:y1="11.274cm" svg:x2="25.976cm" svg:y2="11.274cm">
            <text:p/>
          </draw:line>
          <draw:line draw:style-name="gr2" draw:text-style-name="P2" draw:layer="layout" svg:x1="23.96cm" svg:y1="12.174cm" svg:x2="25.976cm" svg:y2="12.174cm">
            <text:p/>
          </draw:line>
          <draw:line draw:style-name="gr2" draw:text-style-name="P2" draw:layer="layout" svg:x1="24.954cm" svg:y1="13.39cm" svg:x2="24.97cm" svg:y2="12.167cm">
            <text:p/>
          </draw:line>
          <draw:line draw:style-name="gr2" draw:text-style-name="P2" draw:layer="layout" svg:x1="24.954cm" svg:y1="11.292cm" svg:x2="24.97cm" svg:y2="10.069cm">
            <text:p/>
          </draw:line>
        </draw:g>
        <draw:g xml:id="id15" draw:id="id15">
          <draw:line draw:style-name="gr2" draw:text-style-name="P2" draw:layer="layout" svg:x1="16.703cm" svg:y1="16.635cm" svg:x2="12.696cm" svg:y2="16.66cm">
            <text:p/>
          </draw:line>
          <draw:line draw:style-name="gr2" draw:text-style-name="P2" draw:layer="layout" svg:x1="16.705cm" svg:y1="16.621cm" svg:x2="12.698cm" svg:y2="16.646cm">
            <text:p/>
          </draw:line>
          <draw:line draw:style-name="gr2" draw:text-style-name="P2" draw:layer="layout" svg:x1="13.79cm" svg:y1="17.189cm" svg:x2="15.781cm" svg:y2="17.189cm">
            <text:p/>
          </draw:line>
          <draw:line draw:style-name="gr2" draw:text-style-name="P2" draw:layer="layout" svg:x1="14.328cm" svg:y1="17.663cm" svg:x2="15.285cm" svg:y2="17.663cm">
            <text:p/>
          </draw:line>
          <draw:line draw:style-name="gr2" draw:text-style-name="P2" draw:layer="layout" svg:x1="14.752cm" svg:y1="16.601cm" svg:x2="14.768cm" svg:y2="15.378cm">
            <text:p/>
          </draw:line>
        </draw:g>
        <draw:custom-shape draw:style-name="gr5" draw:text-style-name="P5" draw:layer="layout" svg:width="1.27cm" svg:height="0.889cm" svg:x="3.343cm" svg:y="5.118cm">
          <text:p text:style-name="P1">i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5" draw:layer="layout" svg:width="2.539cm" svg:height="0.935cm" svg:x="10.987cm" svg:y="5.072cm">
          <text:p text:style-name="P1">in_plus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5" draw:layer="layout" svg:width="2.579cm" svg:height="0.884cm" svg:x="15.944cm" svg:y="10.325cm">
          <text:p text:style-name="P1">in_mi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5" draw:layer="layout" svg:width="2.54cm" svg:height="0.937cm" svg:x="18.583cm" svg:y="5.372cm">
          <text:p text:style-name="P1">Out_1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5" draw:layer="layout" svg:width="1.27cm" svg:height="0.81cm" svg:x="24.244cm" svg:y="5.499cm">
          <text:p text:style-name="P1">Ou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draw:line-skew="1cm" svg:x1="4.643cm" svg:y1="6.616cm" svg:x2="4.608cm" svg:y2="7.969cm" draw:start-shape="id1" draw:start-glue-point="8" draw:end-shape="id2" draw:end-glue-point="4" svg:d="M4643 6616v1677h-35v-324" svg:viewBox="0 0 36 1678">
          <text:p/>
        </draw:connector>
        <draw:connector draw:style-name="gr10" draw:text-style-name="P3" draw:layer="layout" draw:line-skew="-0.997cm" svg:x1="4.817cm" svg:y1="6.441cm" svg:x2="6.705cm" svg:y2="6.434cm" draw:start-shape="id1" draw:start-glue-point="10" draw:end-shape="id3" svg:d="M4817 6441h-77v-7h1965" svg:viewBox="0 0 1966 8">
          <text:p/>
        </draw:connector>
        <draw:connector draw:style-name="gr10" draw:text-style-name="P3" draw:layer="layout" draw:line-skew="1.494cm" svg:x1="10.029cm" svg:y1="6.434cm" svg:x2="12.67cm" svg:y2="6.442cm" draw:start-shape="id3" draw:start-glue-point="1" draw:end-shape="id4" draw:end-glue-point="6" svg:d="M10029 6434h2839v8h-198" svg:viewBox="0 0 2840 9">
          <text:p/>
        </draw:connector>
        <draw:connector draw:style-name="gr10" draw:text-style-name="P3" draw:layer="layout" draw:line-skew="-0.754cm" svg:x1="12.844cm" svg:y1="6.617cm" svg:x2="12.919cm" svg:y2="7.714cm" draw:start-shape="id4" draw:start-glue-point="8" draw:end-shape="id5" draw:end-glue-point="0" svg:d="M12844 6617v-229h75v1326" svg:viewBox="0 0 76 1327">
          <text:p/>
        </draw:connector>
        <draw:connector draw:style-name="gr10" draw:text-style-name="P3" draw:layer="layout" draw:line-skew="-1.731cm" svg:x1="13.018cm" svg:y1="6.442cm" svg:x2="16.121cm" svg:y2="6.375cm" draw:start-shape="id4" draw:start-glue-point="10" draw:end-shape="id6" draw:end-glue-point="4" svg:d="M13018 6442h-200v-67h3303" svg:viewBox="0 0 3304 68">
          <text:p/>
        </draw:connector>
        <draw:connector draw:style-name="gr10" draw:text-style-name="P3" draw:layer="layout" svg:x1="15.445cm" svg:y1="9.368cm" svg:x2="16.172cm" svg:y2="7.844cm" draw:start-shape="id7" draw:start-glue-point="4" draw:end-shape="id8" draw:end-glue-point="6" svg:d="M15445 9368v-1524h727" svg:viewBox="0 0 728 1525">
          <text:p/>
        </draw:connector>
        <draw:connector draw:style-name="gr10" draw:text-style-name="P3" draw:layer="layout" draw:line-skew="-0.498cm" svg:x1="15.619cm" svg:y1="9.543cm" svg:x2="16.24cm" svg:y2="9.591cm" draw:start-shape="id7" draw:start-glue-point="10" draw:end-shape="id9" draw:end-glue-point="3" svg:d="M15619 9543h-211v48h832" svg:viewBox="0 0 833 49">
          <text:p/>
        </draw:connector>
        <draw:connector draw:style-name="gr10" draw:text-style-name="P3" draw:layer="layout" draw:line-skew="0.926cm" svg:x1="15.445cm" svg:y1="9.718cm" svg:x2="15.32cm" svg:y2="11.414cm" draw:start-shape="id7" draw:start-glue-point="8" draw:end-shape="id10" draw:end-glue-point="0" svg:d="M15445 9718v1750h-125v-54" svg:viewBox="0 0 126 1751">
          <text:p/>
        </draw:connector>
        <draw:connector draw:style-name="gr10" draw:text-style-name="P3" draw:layer="layout" svg:x1="18.496cm" svg:y1="9.591cm" svg:x2="19.845cm" svg:y2="7.218cm" draw:start-shape="id9" draw:start-glue-point="1" draw:end-shape="id11" draw:end-glue-point="8" svg:d="M18496 9591h1349v-2373" svg:viewBox="0 0 1350 2374">
          <text:p/>
        </draw:connector>
        <draw:connector draw:style-name="gr10" draw:text-style-name="P3" draw:layer="layout" draw:line-skew="1.401cm" svg:x1="18.654cm" svg:y1="7.03cm" svg:x2="21.34cm" svg:y2="7.192cm" draw:start-shape="id6" draw:start-glue-point="1" draw:end-shape="id12" draw:end-glue-point="3" svg:d="M18654 7030h2720v162h-34" svg:viewBox="0 0 2721 163">
          <text:p/>
        </draw:connector>
        <draw:custom-shape draw:style-name="gr1" draw:text-style-name="P1" xml:id="id11" draw:id="id11" draw:layer="layout" svg:width="0.348cm" svg:height="0.35cm" svg:x="19.671cm" svg:y="6.86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348cm" svg:height="0.35cm" svg:x="15.271cm" svg:y="9.368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48cm" svg:height="0.35cm" svg:x="12.67cm" svg:y="6.26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348cm" svg:height="0.35cm" svg:x="4.469cm" svg:y="6.266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line-skew="-0.673cm" svg:x1="23.596cm" svg:y1="7.192cm" svg:x2="24.772cm" svg:y2="7.044cm" draw:start-shape="id12" draw:start-glue-point="1" draw:end-shape="id13" draw:end-glue-point="6" svg:d="M23596 7192h-60v-148h1236" svg:viewBox="0 0 1237 149">
          <text:p/>
        </draw:connector>
        <draw:connector draw:style-name="gr10" draw:text-style-name="P3" draw:layer="layout" draw:line-skew="-1.597cm" svg:x1="24.946cm" svg:y1="7.219cm" svg:x2="24.968cm" svg:y2="10.069cm" draw:start-shape="id13" draw:start-glue-point="8" draw:end-shape="id14" draw:end-glue-point="0" svg:d="M24946 7219v-196h22v3046" svg:viewBox="0 0 23 3047">
          <text:p/>
        </draw:connector>
        <draw:custom-shape draw:style-name="gr1" draw:text-style-name="P1" xml:id="id13" draw:id="id13" draw:layer="layout" svg:width="0.348cm" svg:height="0.35cm" svg:x="24.772cm" svg:y="6.8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line-skew="0.894cm" svg:x1="24.968cm" svg:y1="13.39cm" svg:x2="14.7cm" svg:y2="15.378cm" draw:start-shape="id14" draw:start-glue-point="2" draw:end-shape="id15" draw:end-glue-point="0" svg:d="M24968 13390v1888h-10268v100" svg:viewBox="0 0 10269 1989">
          <text:p/>
        </draw:connector>
        <draw:connector draw:style-name="gr10" draw:text-style-name="P3" draw:layer="layout" draw:line-skew="0.64cm" svg:x1="15.32cm" svg:y1="13.898cm" svg:x2="14.7cm" svg:y2="15.378cm" draw:start-shape="id10" draw:start-glue-point="2" draw:end-shape="id15" draw:end-glue-point="0" svg:d="M15320 13898v1380h-620v100" svg:viewBox="0 0 621 1481">
          <text:p/>
        </draw:connector>
        <draw:connector draw:style-name="gr10" draw:text-style-name="P3" draw:layer="layout" draw:line-skew="2.707cm" svg:x1="4.608cm" svg:y1="9.812cm" svg:x2="14.7cm" svg:y2="15.378cm" draw:start-shape="id2" draw:start-glue-point="8" draw:end-shape="id15" draw:end-glue-point="0" svg:d="M4608 9812v5466h10092v100" svg:viewBox="0 0 10093 5567">
          <text:p/>
        </draw:connector>
        <draw:connector draw:style-name="gr10" draw:text-style-name="P3" draw:layer="layout" draw:line-skew="2.49cm" svg:x1="12.919cm" svg:y1="10.198cm" svg:x2="14.7cm" svg:y2="15.378cm" draw:start-shape="id5" draw:start-glue-point="2" draw:end-shape="id15" draw:end-glue-point="0" svg:d="M12919 10198v5080h1781v100" svg:viewBox="0 0 1782 5181">
          <text:p/>
        </draw:connector>
        <draw:custom-shape draw:style-name="gr11" draw:text-style-name="P1" xml:id="id2" draw:id="id2" draw:layer="layout" svg:width="1.842cm" svg:height="1.843cm" svg:x="3.687cm" svg:y="7.969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.525cm" svg:height="0.889cm" svg:x="13.121cm" svg:y="14.162cm">
          <text:p text:style-name="P1">GND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6" draw:layer="layout" svg:width="1.409cm" svg:height="0.889cm" svg:x="2.905cm" svg:y="10.018cm">
          <text:p text:style-name="P1">V_i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7.645cm" svg:y="7.718cm">
          <text:p text:style-name="P1">C1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10.945cm" svg:y="10.218cm">
          <text:p text:style-name="P1">R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15.646cm" svg:y="13.718cm">
          <text:p text:style-name="P1">R4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18.247cm" svg:y="8.318cm">
          <text:p text:style-name="P1">R1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21.748cm" svg:y="7.918cm">
          <text:p text:style-name="P1">R2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6" draw:layer="layout" svg:width="1.27cm" svg:height="0.889cm" svg:x="25.149cm" svg:y="12.518cm">
          <text:p text:style-name="P1">C2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6" draw:layer="layout" svg:width="3.048cm" svg:height="0.889cm" svg:x="14.962cm" svg:y="4.518cm">
          <text:p text:style-name="P1">OP-AMP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18" draw:id="id18" draw:layer="layout" svg:width="0.348cm" svg:height="0.35cm" svg:x="27.172cm" svg:y="6.8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348cm" svg:height="0.35cm" svg:x="27.173cm" svg:y="15.07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draw:line-skew="-6.204cm" svg:x1="14.92cm" svg:y1="15.344cm" svg:x2="27.173cm" svg:y2="15.245cm" draw:start-shape="id16" draw:start-glue-point="10" draw:end-shape="id17" draw:end-glue-point="6" svg:d="M14920 15344h-77v-99h12330" svg:viewBox="0 0 12331 100">
          <text:p/>
        </draw:connector>
        <draw:custom-shape draw:style-name="gr1" draw:text-style-name="P1" xml:id="id16" draw:id="id16" draw:layer="layout" svg:width="0.348cm" svg:height="0.35cm" svg:x="14.572cm" svg:y="15.169cm"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0.762cm" svg:height="0.81cm" svg:x="26.9cm" svg:y="5.543cm">
          <text:p text:style-name="P1">+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5" draw:layer="layout" svg:width="0.762cm" svg:height="0.81cm" svg:x="26.901cm" svg:y="15.744cm">
          <text:p text:style-name="P1">-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0" draw:text-style-name="P3" draw:layer="layout" svg:x1="25.12cm" svg:y1="7.044cm" svg:x2="27.172cm" svg:y2="7.044cm" draw:start-shape="id13" draw:start-glue-point="10" draw:end-shape="id18" draw:end-glue-point="6" svg:d="M25120 7044h2052" svg:viewBox="0 0 2053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59:24.899587699</meta:creation-date>
    <dc:date>2021-06-06T16:21:25.518477325</dc:date>
    <meta:editing-duration>PT16M29S</meta:editing-duration>
    <meta:editing-cycles>6</meta:editing-cycles>
    <meta:generator>LibreOffice/6.4.6.2$Linux_X86_64 LibreOffice_project/40$Build-2</meta:generator>
    <meta:document-statistic meta:object-count="97"/>
  </office:meta>
</office:document-meta>
</file>